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58.81mm"/>
    </style:style>
    <style:style style:name="co4" style:family="table-column">
      <style:table-column-properties fo:break-before="auto" style:column-width="116.35mm"/>
    </style:style>
    <style:style style:name="co5" style:family="table-column">
      <style:table-column-properties fo:break-before="auto" style:column-width="84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color="#cc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fo:color="#cc0000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JOYCE PEREZ</text:p>
          </table:table-cell>
          <table:table-cell table:style-name="ce4" table:number-columns-repeated="1023"/>
        </table:table-row>
        <table:table-row table:style-name="ro1">
          <table:table-cell table:style-name="ce1" office:value-type="string" calcext:value-type="string">
            <text:p>Night 6</text:p>
          </table:table-cell>
          <table:table-cell table:style-name="ce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3" office:value-type="string" calcext:value-type="string">
            <text:p>A. Observing how default position behaves.</text:p>
          </table:table-cell>
          <table:table-cell table:style-name="ce5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Element</text:p>
          </table:table-cell>
          <table:table-cell table:style-name="ce5" office:value-type="string" calcext:value-type="string">
            <text:p>Display (inline or block)</text:p>
          </table:table-cell>
          <table:table-cell table:style-name="ce5" office:value-type="string" calcext:value-type="string">
            <text:p>Test Code (HTML)</text:p>
          </table:table-cell>
          <table:table-cell table:style-name="ce5" office:value-type="string" calcext:value-type="string">
            <text:p>Test Code (CSS)</text:p>
          </table:table-cell>
          <table:table-cell table:style-name="ce5" office:value-type="string" calcext:value-type="string">
            <text:p>Explanation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&lt;p&gt;1. I'm &lt;strong&gt;sexy&lt;/strong&gt;and I know it.&lt;/p&gt;</text:p>
          </table:table-cell>
          <table:table-cell/>
          <table:table-cell table:style-name="ce6" office:value-type="string" calcext:value-type="string">
            <text:p>The default position strong element is adjacent to its previous element 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put (password)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&lt;p&gt;2. I'm &lt;strong&gt;sexy&lt;/strong&gt;&lt;input type="password" id="password"&gt; and I know it.&lt;/p&gt;</text:p>
          </table:table-cell>
          <table:table-cell/>
          <table:table-cell table:style-name="ce6" office:value-type="string" calcext:value-type="string">
            <text:p>The default position of input element is adjacent to its previous element 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&lt;p&gt;3. I'm &lt;h1&gt;sexy&lt;/h1&gt; and I know it.&lt;/p&gt;</text:p>
          </table:table-cell>
          <table:table-cell/>
          <table:table-cell office:value-type="string" calcext:value-type="string">
            <text:p>The word that is enclosed with the h1 element appeared below its previous element 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&lt;p&gt;4. I'm &lt;s&gt;very&lt;/s&gt; sexy and I know it.&lt;/p&gt;</text:p>
          </table:table-cell>
          <table:table-cell/>
          <table:table-cell office:value-type="string" calcext:value-type="string">
            <text:p>The default position of strike element is adjacent to its previous elemen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&lt;p&gt;5. I'm &lt;form&gt;sexy&lt;/form&gt; and I know it.&lt;/p&gt;</text:p>
          </table:table-cell>
          <table:table-cell/>
          <table:table-cell office:value-type="string" calcext:value-type="string">
            <text:p>The word that is enclosed with the form element appeared below its previous element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ckquo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&lt;p&gt;6. I'm &lt;blockquote cite="http://wikipedia.com"&gt;sexy&lt;/blockquote&gt;and I know it.&lt;/p&gt;</text:p>
          </table:table-cell>
          <table:table-cell/>
          <table:table-cell office:value-type="string" calcext:value-type="string">
            <text:p>The word that is enclosed with the blockquote element appeared below its previous element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br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&lt;p&gt;7. I'm &lt;abbr title="sample"&gt;sexy&lt;/abbr&gt; and I know it.&lt;/p&gt;</text:p>
          </table:table-cell>
          <table:table-cell/>
          <table:table-cell office:value-type="string" calcext:value-type="string">
            <text:p>The default position of abbr element is adjacent to its previous element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&lt;p&gt;8. I'm &lt;h4&gt;sexy&lt;/h4&gt; and I know it.&lt;/p&gt;</text:p>
          </table:table-cell>
          <table:table-cell/>
          <table:table-cell office:value-type="string" calcext:value-type="string">
            <text:p>Just like h1 element, the word that is enclosed with the h1 element appeared below its previous element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&lt;p&gt;9. I'm &lt;nav&gt;sexy&lt;/nav&gt; and I know it.&lt;/p&gt;</text:p>
          </table:table-cell>
          <table:table-cell/>
          <table:table-cell office:value-type="string" calcext:value-type="string">
            <text:p>The word that is enclosed with the nav section appeared below its previous element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B. Observing how its default width behaves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Element</text:p>
          </table:table-cell>
          <table:table-cell table:style-name="ce5" office:value-type="string" calcext:value-type="string">
            <text:p>Display (inline or block)</text:p>
          </table:table-cell>
          <table:table-cell table:style-name="ce5" office:value-type="string" calcext:value-type="string">
            <text:p>Test Code (HTML)</text:p>
          </table:table-cell>
          <table:table-cell table:style-name="ce5" office:value-type="string" calcext:value-type="string">
            <text:p>Test Code (CSS)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&lt;p&gt;1. I'm &lt;h2&gt;sexy&lt;/h2&gt; and I know it.&lt;/p&gt;</text:p>
          </table:table-cell>
          <table:table-cell office:value-type="string" calcext:value-type="string">
            <text:p>.container-1{</text:p>
            <text:p>background-color: red;</text:p>
            <text:p>}</text:p>
          </table:table-cell>
          <table:table-cell office:value-type="string" calcext:value-type="string">
            <text:p>The enclosed word occupied the entire width of the row/its containe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inl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lin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inline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lock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l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put (email)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block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block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C. Adjusting its height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Element</text:p>
          </table:table-cell>
          <table:table-cell table:style-name="ce5" office:value-type="string" calcext:value-type="string">
            <text:p>Display (inline or block)</text:p>
          </table:table-cell>
          <table:table-cell table:style-name="ce5" office:value-type="string" calcext:value-type="string">
            <text:p>Test Code (HTML)</text:p>
          </table:table-cell>
          <table:table-cell table:style-name="ce5" office:value-type="string" calcext:value-type="string">
            <text:p>Test Code (CSS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block</text:p>
          </table:table-cell>
          <table:table-cell table:number-columns-repeated="2" office:value-type="string" calcext:value-type="string">
            <text:p>Indicate background color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inl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br</text:p>
          </table:table-cell>
          <table:table-cell office:value-type="string" calcext:value-type="string">
            <text:p>inlin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tton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g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put (checkbox)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eldse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D. Adjusting its width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Element</text:p>
          </table:table-cell>
          <table:table-cell table:style-name="ce5" office:value-type="string" calcext:value-type="string">
            <text:p>Display (inline or block)</text:p>
          </table:table-cell>
          <table:table-cell table:style-name="ce5" office:value-type="string" calcext:value-type="string">
            <text:p>Test Code (HTML)</text:p>
          </table:table-cell>
          <table:table-cell table:style-name="ce5" office:value-type="string" calcext:value-type="string">
            <text:p>Test Code (CSS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block</text:p>
          </table:table-cell>
          <table:table-cell table:number-columns-repeated="2" office:value-type="string" calcext:value-type="string">
            <text:p>Indicate background color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inlin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id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gure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put (submit)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block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nli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E. Adding padding on all sides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Element</text:p>
          </table:table-cell>
          <table:table-cell table:style-name="ce5" office:value-type="string" calcext:value-type="string">
            <text:p>Display (inline or block)</text:p>
          </table:table-cell>
          <table:table-cell table:style-name="ce5" office:value-type="string" calcext:value-type="string">
            <text:p>Test Code (HTML)</text:p>
          </table:table-cell>
          <table:table-cell table:style-name="ce5" office:value-type="string" calcext:value-type="string">
            <text:p>Test Code (CSS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l</text:p>
          </table:table-cell>
          <table:table-cell/>
          <table:table-cell table:number-columns-repeated="2" office:value-type="string" calcext:value-type="string">
            <text:p>Indicate background color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r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v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put (number)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bl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F. Adding margin on all sides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Element</text:p>
          </table:table-cell>
          <table:table-cell table:style-name="ce5" office:value-type="string" calcext:value-type="string">
            <text:p>Display (inline or block)</text:p>
          </table:table-cell>
          <table:table-cell table:style-name="ce5" office:value-type="string" calcext:value-type="string">
            <text:p>Test Code (HTML)</text:p>
          </table:table-cell>
          <table:table-cell table:style-name="ce5" office:value-type="string" calcext:value-type="string">
            <text:p>Test Code (CSS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</text:p>
          </table:table-cell>
          <table:table-cell/>
          <table:table-cell table:number-columns-repeated="2" office:value-type="string" calcext:value-type="string">
            <text:p>Indicate background color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put (radio)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xtarea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put (text)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put (file)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ticle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gcaption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-00-0000</text:date>, <text:time style:data-style-name="N2" text:time-value="21:18:16.720223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ght 6</meta:initial-creator>
    <meta:creation-date>2018-08-24T19:53:58.988098250</meta:creation-date>
    <meta:generator>LibreOffice/4.4.3.2$Linux_x86 LibreOffice_project/40m0$Build-2</meta:generator>
    <dc:date>2018-08-24T21:25:33.678137926</dc:date>
    <dc:creator>Night 6</dc:creator>
    <meta:editing-duration>PT41M55S</meta:editing-duration>
    <meta:editing-cycles>6</meta:editing-cycles>
    <meta:document-statistic meta:table-count="1" meta:cell-count="187" meta:object-count="0"/>
  </office:meta>
</office:document-meta>
</file>